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2" style:family="graphic" style:parent-style-name="objectwithoutfill">
      <style:graphic-properties draw:textarea-horizontal-align="justify" draw:textarea-vertical-align="middle" draw:auto-grow-height="false" fo:min-height="1.02cm" fo:min-width="2.992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objectwithoutfill">
      <style:graphic-properties draw:textarea-horizontal-align="justify" draw:textarea-vertical-align="middle" draw:auto-grow-height="false" fo:min-height="0.703cm" fo:min-width="2.992cm" style:writing-mode="lr-tb" loext:decorative="false"/>
      <style:paragraph-properties style:writing-mode="lr-tb"/>
    </style:style>
    <style:style style:name="gr5" style:family="graphic" style:parent-style-name="objectwithoutfill">
      <style:graphic-properties draw:textarea-horizontal-align="justify" draw:textarea-vertical-align="middle" draw:auto-grow-height="false" fo:min-height="0.384cm" fo:min-width="2.675cm" style:writing-mode="lr-tb" loext:decorative="false"/>
      <style:paragraph-properties style:writing-mode="lr-tb"/>
    </style:style>
    <style:style style:name="gr6" style:family="graphic" style:parent-style-name="objectwithoutfill">
      <style:graphic-properties draw:textarea-horizontal-align="justify" draw:textarea-vertical-align="middle" draw:auto-grow-height="false" fo:min-height="0.385cm" fo:min-width="2.675cm" style:writing-mode="lr-tb" loext:decorative="false"/>
      <style:paragraph-properties style:writing-mode="lr-tb"/>
    </style:style>
    <style:style style:name="gr7" style:family="graphic" style:parent-style-name="objectwithoutfill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3" style:family="graphic" style:parent-style-name="objectwithoutfill">
      <style:graphic-properties draw:textarea-horizontal-align="justify" draw:textarea-vertical-align="middle" draw:auto-grow-height="false" fo:min-height="0.702cm" fo:min-width="2.992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objectwithoutfill">
      <style:graphic-properties draw:textarea-horizontal-align="justify" draw:textarea-vertical-align="middle" draw:auto-grow-height="false" fo:min-height="0.703cm" fo:min-width="2.993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7" style:family="graphic" style:parent-style-name="objectwithoutfill">
      <style:graphic-properties draw:textarea-horizontal-align="justify" draw:textarea-vertical-align="middle" draw:auto-grow-height="false" fo:min-height="0.702cm" fo:min-width="2.993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2" style:family="graphic" style:parent-style-name="objectwithoutfill">
      <style:graphic-properties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24" style:family="graphic" style:parent-style-name="objectwithoutfill">
      <style:graphic-properties draw:textarea-horizontal-align="justify" draw:textarea-vertical-align="middle" draw:auto-grow-height="false" fo:min-height="1.02cm" fo:min-width="2.358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2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8" style:family="graphic" style:parent-style-name="objectwithoutfill">
      <style:graphic-properties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 style:parent-style-name="objectwithoutfill">
      <style:graphic-properties draw:textarea-vertical-align="middle" draw:auto-grow-height="false" fo:min-height="1.02cm" fo:min-width="2.358cm" loext:decorative="false"/>
      <style:paragraph-properties style:writing-mode="lr-tb"/>
    </style:style>
    <style:style style:name="gr33" style:family="graphic" style:parent-style-name="objectwithoutfill">
      <style:graphic-properties draw:textarea-vertical-align="middle" draw:auto-grow-height="false" fo:min-height="1.02cm" fo:min-width="2.675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9" style:family="graphic" style:parent-style-name="objectwithoutfill">
      <style:graphic-properties draw:textarea-vertical-align="middle" draw:auto-grow-height="false" fo:min-height="1.02cm" fo:min-width="3.31cm" loext:decorative="false"/>
      <style:paragraph-properties style:writing-mode="lr-tb"/>
    </style:style>
    <style:style style:name="gr40" style:family="graphic" style:parent-style-name="objectwithoutfill">
      <style:graphic-properties draw:textarea-horizontal-align="justify" draw:textarea-vertical-align="middle" draw:auto-grow-height="false" fo:min-height="1.02cm" fo:min-width="3.31cm" loext:decorative="false"/>
      <style:paragraph-properties style:writing-mode="lr-tb"/>
    </style:style>
    <style:style style:name="gr41" style:family="graphic" style:parent-style-name="objectwithoutfill">
      <style:graphic-properties draw:textarea-horizontal-align="justify" draw:textarea-vertical-align="middle" draw:auto-grow-height="false" fo:min-height="1.021cm" fo:min-width="3.31cm" loext:decorative="false"/>
      <style:paragraph-properties style:writing-mode="lr-tb"/>
    </style:style>
    <style:style style:name="gr42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5" style:family="graphic" style:parent-style-name="objectwithoutfill">
      <style:graphic-properties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46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7" style:family="graphic" style:parent-style-name="objectwithoutfill">
      <style:graphic-properties draw:textarea-horizontal-align="justify" draw:textarea-vertical-align="middle" draw:auto-grow-height="false" fo:min-height="0.702cm" fo:min-width="2.992cm" loext:decorative="false"/>
      <style:paragraph-properties style:writing-mode="lr-tb"/>
    </style:style>
    <style:style style:name="gr48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50" style:family="graphic" style:parent-style-name="objectwithoutfill">
      <style:graphic-properties draw:textarea-horizontal-align="justify" draw:textarea-vertical-align="middle" draw:auto-grow-height="false" fo:min-height="0.703cm" fo:min-width="2.357cm" loext:decorative="false"/>
      <style:paragraph-properties style:writing-mode="lr-tb"/>
    </style:style>
    <style:style style:name="gr5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52" style:family="graphic" style:parent-style-name="objectwithoutfill">
      <style:graphic-properties draw:textarea-horizontal-align="justify" draw:textarea-vertical-align="middle" draw:auto-grow-height="false" fo:min-height="0.702cm" fo:min-width="2.675cm" loext:decorative="false"/>
      <style:paragraph-properties style:writing-mode="lr-tb"/>
    </style:style>
    <style:style style:name="gr53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54" style:family="graphic" style:parent-style-name="objectwithoutfill">
      <style:graphic-properties draw:textarea-horizontal-align="justify" draw:textarea-vertical-align="middle" draw:auto-grow-height="false" fo:min-height="1.338cm" fo:min-width="3.945cm" loext:decorative="false"/>
      <style:paragraph-properties style:writing-mode="lr-tb"/>
    </style:style>
    <style:style style:name="gr55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56" style:family="graphic" style:parent-style-name="objectwithoutfill">
      <style:graphic-properties draw:textarea-horizontal-align="justify" draw:textarea-vertical-align="middle" draw:auto-grow-height="false" fo:min-height="0.703cm" fo:min-width="2.675cm" loext:decorative="false"/>
      <style:paragraph-properties style:writing-mode="lr-tb"/>
    </style:style>
    <style:style style:name="gr57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59" style:family="graphic" style:parent-style-name="objectwithoutfill">
      <style:graphic-properties draw:textarea-horizontal-align="justify" draw:textarea-vertical-align="middle" draw:auto-grow-height="false" fo:min-height="0.702cm" fo:min-width="2.993cm" loext:decorative="false"/>
      <style:paragraph-properties style:writing-mode="lr-tb"/>
    </style:style>
    <style:style style:name="gr60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61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62" style:family="graphic" style:parent-style-name="objectwithoutfill">
      <style:graphic-properties draw:textarea-horizontal-align="justify" draw:textarea-vertical-align="middle" draw:auto-grow-height="false" fo:min-height="1.338cm" fo:min-width="3.31cm" loext:decorative="false"/>
      <style:paragraph-properties style:writing-mode="lr-tb"/>
    </style:style>
    <style:style style:name="gr63" style:family="graphic" style:parent-style-name="objectwithoutfill">
      <style:graphic-properties draw:textarea-horizontal-align="justify" draw:textarea-vertical-align="middle" draw:auto-grow-height="false" fo:min-height="0.703cm" fo:min-width="2.993cm" loext:decorative="false"/>
      <style:paragraph-properties style:writing-mode="lr-tb"/>
    </style:style>
    <style:style style:name="gr64" style:family="graphic" style:parent-style-name="objectwithoutfill">
      <style:graphic-properties draw:textarea-horizontal-align="justify" draw:textarea-vertical-align="middle" draw:auto-grow-height="false" fo:min-height="0.703cm" fo:min-width="1.722cm" loext:decorative="false"/>
      <style:paragraph-properties style:writing-mode="lr-tb"/>
    </style:style>
    <style:style style:name="gr65" style:family="graphic" style:parent-style-name="objectwithoutfill">
      <style:graphic-properties draw:textarea-horizontal-align="justify" draw:textarea-vertical-align="middle" draw:auto-grow-height="false" fo:min-height="0.702cm" fo:min-width="2.04cm" loext:decorative="false"/>
      <style:paragraph-properties style:writing-mode="lr-tb"/>
    </style:style>
    <style:style style:name="gr66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44" draw:marker-end-width="0.3cm" draw:fill="none" draw:textarea-vertical-align="middle" loext:decorative="false"/>
    </style:style>
    <style:style style:name="gr70" style:family="graphic" style:parent-style-name="objectwithoutfill">
      <style:graphic-properties draw:marker-end="Arrowheads_20_45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46" draw:marker-end-width="0.3cm" draw:fill="none" draw:textarea-vertical-align="middle" loext:decorative="false"/>
    </style:style>
    <style:style style:name="gr72" style:family="graphic" style:parent-style-name="objectwithoutfill">
      <style:graphic-properties draw:marker-end="Arrowheads_20_47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77" style:family="graphic" style:parent-style-name="objectwithoutfill">
      <style:graphic-properties draw:textarea-horizontal-align="justify" draw:textarea-vertical-align="middle" draw:auto-grow-height="false" fo:min-height="1.02cm" fo:min-width="1.722cm" loext:decorative="false"/>
      <style:paragraph-properties style:writing-mode="lr-tb"/>
    </style:style>
    <style:style style:name="gr78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82" style:family="graphic" style:parent-style-name="objectwithoutfill">
      <style:graphic-properties draw:textarea-horizontal-align="justify" draw:textarea-vertical-align="middle" draw:auto-grow-height="false" fo:min-height="2.607cm" fo:min-width="5.532cm" loext:decorative="false"/>
      <style:paragraph-properties style:writing-mode="lr-tb"/>
    </style:style>
    <style:style style:name="gr83" style:family="graphic" style:parent-style-name="objectwithoutfill">
      <style:graphic-properties draw:textarea-horizontal-align="justify" draw:textarea-vertical-align="middle" draw:auto-grow-height="false" fo:min-height="1.337cm" fo:min-width="3.945cm" loext:decorative="false"/>
      <style:paragraph-properties style:writing-mode="lr-tb"/>
    </style:style>
    <style:style style:name="gr84" style:family="graphic" style:parent-style-name="objectwithoutfill">
      <style:graphic-properties draw:textarea-horizontal-align="justify" draw:textarea-vertical-align="middle" draw:auto-grow-height="false" fo:min-height="1.02cm" fo:min-width="3.945cm" loext:decorative="false"/>
      <style:paragraph-properties style:writing-mode="lr-tb"/>
    </style:style>
    <style:style style:name="gr85" style:family="graphic" style:parent-style-name="objectwithoutfill">
      <style:graphic-properties draw:textarea-horizontal-align="justify" draw:textarea-vertical-align="middle" draw:auto-grow-height="false" fo:min-height="1.02cm" fo:min-width="2.992cm" loext:decorative="false"/>
      <style:paragraph-properties style:writing-mode="lr-tb"/>
    </style:style>
    <style:style style:name="gr86" style:family="graphic" style:parent-style-name="objectwithoutfill">
      <style:graphic-properties draw:textarea-horizontal-align="justify" draw:textarea-vertical-align="middle" draw:auto-grow-height="false" fo:min-height="3.242cm" fo:min-width="7.438cm" loext:decorative="false"/>
      <style:paragraph-properties style:writing-mode="lr-tb"/>
    </style:style>
    <style:style style:name="gr87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Level" draw:style-name="gr1" draw:text-style-name="P2" xml:id="id2" draw:id="id2" draw:layer="layout" svg:width="3.81cm" svg:height="1.27cm" svg:x="8.62cm" svg:y="3.54cm">
          <text:p text:style-name="P1">Lev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92cm" svg:height="1.27cm" svg:x="13.065cm" svg:y="4.81cm">
          <text:p text:style-name="P1">Background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s" svg:x1="13.065cm" svg:y1="5.445cm" svg:x2="10.525cm" svg:y2="4.81cm" draw:start-shape="id1" draw:start-glue-point="3" draw:end-shape="id2" draw:end-glue-point="2" svg:d="M13065 5445h-501l-2039-134v-501" svg:viewBox="0 0 2541 636">
          <text:p/>
        </draw:connector>
        <draw:custom-shape draw:style-name="gr4" draw:text-style-name="P3" xml:id="id6" draw:id="id6" draw:layer="layout" svg:width="3.492cm" svg:height="0.953cm" svg:x="13.065cm" svg:y="7.032cm">
          <text:p text:style-name="P1">Platform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3.175cm" svg:height="0.634cm" svg:x="11.477cm" svg:y="9.255cm">
          <text:p text:style-name="P1">Stationary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3.175cm" svg:height="0.635cm" svg:x="15.287cm" svg:y="9.255cm">
          <text:p text:style-name="P1">Moving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3.175cm" svg:height="0.952cm" svg:x="13.382cm" svg:y="11.477cm">
          <text:p text:style-name="P1">Breakable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svg:x1="14.969cm" svg:y1="11.477cm" svg:x2="13.064cm" svg:y2="9.889cm" draw:start-shape="id3" draw:start-glue-point="0" draw:end-shape="id4" draw:end-glue-point="2" svg:d="M14969 11477v-501l-1905-551v-536" svg:viewBox="0 0 1906 1589">
          <text:p/>
        </draw:connector>
        <draw:connector draw:style-name="gr9" draw:text-style-name="P4" draw:layer="layout" draw:type="lines" svg:x1="14.969cm" svg:y1="11.477cm" svg:x2="16.874cm" svg:y2="9.89cm" draw:start-shape="id3" draw:start-glue-point="0" draw:end-shape="id5" draw:end-glue-point="2" svg:d="M14969 11477v-501l1905-552v-534" svg:viewBox="0 0 1906 1588">
          <text:p/>
        </draw:connector>
        <draw:connector draw:style-name="gr10" draw:text-style-name="P4" draw:layer="layout" draw:type="lines" svg:x1="13.064cm" svg:y1="9.255cm" svg:x2="14.811cm" svg:y2="7.985cm" draw:start-shape="id4" draw:start-glue-point="0" draw:end-shape="id6" draw:end-glue-point="2" svg:d="M13064 9255v-501l1747-269v-500" svg:viewBox="0 0 1748 1271">
          <text:p/>
        </draw:connector>
        <draw:connector draw:style-name="gr11" draw:text-style-name="P4" draw:layer="layout" draw:type="lines" svg:x1="16.874cm" svg:y1="9.255cm" svg:x2="14.811cm" svg:y2="7.985cm" draw:start-shape="id5" draw:start-glue-point="0" draw:end-shape="id6" draw:end-glue-point="2" svg:d="M16874 9255v-502l-2063-268v-500" svg:viewBox="0 0 2064 1271">
          <text:p/>
        </draw:connector>
        <draw:connector draw:style-name="gr12" draw:text-style-name="P4" draw:layer="layout" draw:type="lines" svg:x1="13.065cm" svg:y1="7.508cm" svg:x2="10.525cm" svg:y2="4.81cm" draw:start-shape="id6" draw:start-glue-point="3" draw:end-shape="id2" draw:end-glue-point="2" svg:d="M13065 7508h-501l-2039-2197v-501" svg:viewBox="0 0 2541 2699">
          <text:p/>
        </draw:connector>
        <draw:custom-shape draw:style-name="gr13" draw:text-style-name="P3" xml:id="id7" draw:id="id7" draw:layer="layout" svg:width="3.492cm" svg:height="0.952cm" svg:x="4.492cm" svg:y="4.81cm">
          <text:p text:style-name="P1">Player</text:p>
          <draw:enhanced-geometry svg:viewBox="0 0 21600 21600" draw:type="rectangle" draw:enhanced-path="M 0 0 L 21600 0 21600 21600 0 21600 0 0 Z N"/>
        </draw:custom-shape>
        <draw:connector draw:style-name="gr14" draw:text-style-name="P4" draw:layer="layout" draw:type="lines" svg:x1="7.984cm" svg:y1="5.286cm" svg:x2="10.525cm" svg:y2="4.81cm" draw:start-shape="id7" draw:start-glue-point="1" draw:end-shape="id2" draw:end-glue-point="2" svg:d="M7984 5286h501l2040 25v-501" svg:viewBox="0 0 2542 502">
          <text:p/>
        </draw:connector>
        <draw:custom-shape draw:style-name="gr15" draw:text-style-name="P3" xml:id="id8" draw:id="id8" draw:layer="layout" svg:width="3.493cm" svg:height="0.953cm" svg:x="4.492cm" svg:y="11.795cm">
          <text:p text:style-name="P1">Enemy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s" svg:x1="7.985cm" svg:y1="12.271cm" svg:x2="10.525cm" svg:y2="4.81cm" draw:start-shape="id8" draw:start-glue-point="1" draw:end-shape="id2" draw:end-glue-point="2" svg:d="M7985 12271h500l2040-6960v-501" svg:viewBox="0 0 2541 7462">
          <text:p/>
        </draw:connector>
        <draw:custom-shape draw:style-name="gr17" draw:text-style-name="P3" xml:id="id9" draw:id="id9" draw:layer="layout" svg:width="3.493cm" svg:height="0.952cm" svg:x="1.952cm" svg:y="13.383cm">
          <text:p text:style-name="P1">Mob</text:p>
          <draw:enhanced-geometry svg:viewBox="0 0 21600 21600" draw:type="rectangle" draw:enhanced-path="M 0 0 L 21600 0 21600 21600 0 21600 0 0 Z N"/>
        </draw:custom-shape>
        <draw:custom-shape draw:style-name="gr17" draw:text-style-name="P3" xml:id="id10" draw:id="id10" draw:layer="layout" svg:width="3.493cm" svg:height="0.952cm" svg:x="1.952cm" svg:y="14.971cm">
          <text:p text:style-name="P1">Elite</text:p>
          <draw:enhanced-geometry svg:viewBox="0 0 21600 21600" draw:type="rectangle" draw:enhanced-path="M 0 0 L 21600 0 21600 21600 0 21600 0 0 Z N"/>
        </draw:custom-shape>
        <draw:custom-shape draw:style-name="gr17" draw:text-style-name="P3" xml:id="id11" draw:id="id11" draw:layer="layout" svg:width="3.493cm" svg:height="0.952cm" svg:x="1.952cm" svg:y="16.558cm">
          <text:p text:style-name="P1">Boss</text:p>
          <draw:enhanced-geometry svg:viewBox="0 0 21600 21600" draw:type="rectangle" draw:enhanced-path="M 0 0 L 21600 0 21600 21600 0 21600 0 0 Z N"/>
        </draw:custom-shape>
        <draw:custom-shape draw:style-name="gr17" draw:text-style-name="P3" xml:id="id12" draw:id="id12" draw:layer="layout" svg:width="3.493cm" svg:height="0.952cm" svg:x="1.952cm" svg:y="18.145cm">
          <text:p text:style-name="P1">Super Boss</text:p>
          <draw:enhanced-geometry svg:viewBox="0 0 21600 21600" draw:type="rectangle" draw:enhanced-path="M 0 0 L 21600 0 21600 21600 0 21600 0 0 Z N"/>
        </draw:custom-shape>
        <draw:connector draw:style-name="gr18" draw:text-style-name="P4" draw:layer="layout" draw:type="lines" svg:x1="5.445cm" svg:y1="13.859cm" svg:x2="6.238cm" svg:y2="12.748cm" draw:start-shape="id9" draw:start-glue-point="1" draw:end-shape="id8" draw:end-glue-point="2" svg:d="M5445 13859h500l293-611v-500" svg:viewBox="0 0 794 1112">
          <text:p/>
        </draw:connector>
        <draw:connector draw:style-name="gr19" draw:text-style-name="P4" draw:layer="layout" draw:type="lines" svg:x1="5.445cm" svg:y1="15.447cm" svg:x2="6.238cm" svg:y2="12.748cm" draw:start-shape="id10" draw:start-glue-point="1" draw:end-shape="id8" draw:end-glue-point="2" svg:d="M5445 15447h500l293-2199v-500" svg:viewBox="0 0 794 2700">
          <text:p/>
        </draw:connector>
        <draw:connector draw:style-name="gr20" draw:text-style-name="P4" draw:layer="layout" draw:type="lines" svg:x1="5.445cm" svg:y1="17.034cm" svg:x2="6.238cm" svg:y2="12.748cm" draw:start-shape="id11" draw:start-glue-point="1" draw:end-shape="id8" draw:end-glue-point="2" svg:d="M5445 17034h500l293-3786v-500" svg:viewBox="0 0 794 4287">
          <text:p/>
        </draw:connector>
        <draw:connector draw:style-name="gr21" draw:text-style-name="P4" draw:layer="layout" draw:type="lines" svg:x1="3.698cm" svg:y1="18.145cm" svg:x2="3.698cm" svg:y2="17.51cm" draw:start-shape="id12" draw:start-glue-point="0" draw:end-shape="id11" draw:end-glue-point="2" svg:d="M3698 18145v-501 367-501" svg:viewBox="0 0 1 636">
          <text:p/>
        </draw:connector>
        <draw:custom-shape draw:style-name="gr22" draw:text-style-name="P3" xml:id="id13" draw:id="id13" draw:layer="layout" svg:width="3.81cm" svg:height="1.588cm" svg:x="6.079cm" svg:y="19.732cm">
          <text:p text:style-name="P1">Spawn-able </text:p>
          <text:p text:style-name="P1">Objects</text:p>
          <draw:enhanced-geometry svg:viewBox="0 0 21600 21600" draw:type="rectangle" draw:enhanced-path="M 0 0 L 21600 0 21600 21600 0 21600 0 0 Z N"/>
        </draw:custom-shape>
        <draw:connector draw:style-name="gr23" draw:text-style-name="P4" draw:layer="layout" draw:type="lines" svg:x1="9.889cm" svg:y1="20.526cm" svg:x2="10.525cm" svg:y2="4.81cm" draw:start-shape="id13" draw:start-glue-point="1" draw:end-shape="id2" draw:end-glue-point="2" svg:d="M9889 20526h501l135-15215v-501" svg:viewBox="0 0 637 15717">
          <text:p/>
        </draw:connector>
        <draw:custom-shape draw:style-name="gr24" draw:text-style-name="P3" xml:id="id14" draw:id="id14" draw:layer="layout" svg:width="2.858cm" svg:height="1.27cm" svg:x="3.539cm" svg:y="22.59cm">
          <text:p text:style-name="P1">Pickups</text:p>
          <draw:enhanced-geometry svg:viewBox="0 0 21600 21600" draw:type="rectangle" draw:enhanced-path="M 0 0 L 21600 0 21600 21600 0 21600 0 0 Z N"/>
        </draw:custom-shape>
        <draw:custom-shape draw:style-name="gr25" draw:text-style-name="P3" xml:id="id15" draw:id="id15" draw:layer="layout" svg:width="3.175cm" svg:height="1.27cm" svg:x="7.032cm" svg:y="22.59cm">
          <text:p text:style-name="P1">Hazards</text:p>
          <draw:enhanced-geometry svg:viewBox="0 0 21600 21600" draw:type="rectangle" draw:enhanced-path="M 0 0 L 21600 0 21600 21600 0 21600 0 0 Z N"/>
        </draw:custom-shape>
        <draw:connector draw:style-name="gr26" draw:text-style-name="P4" draw:layer="layout" draw:type="lines" svg:x1="4.968cm" svg:y1="22.59cm" svg:x2="7.984cm" svg:y2="21.32cm" draw:start-shape="id14" draw:start-glue-point="0" draw:end-shape="id13" draw:end-glue-point="2" svg:d="M4968 22590v-501l3016-268v-501" svg:viewBox="0 0 3017 1271">
          <text:p/>
        </draw:connector>
        <draw:connector draw:style-name="gr27" draw:text-style-name="P4" draw:layer="layout" draw:type="lines" svg:x1="8.619cm" svg:y1="22.59cm" svg:x2="7.984cm" svg:y2="21.32cm" draw:start-shape="id15" draw:start-glue-point="0" draw:end-shape="id13" draw:end-glue-point="2" svg:d="M8619 22590v-501l-635-268v-501" svg:viewBox="0 0 636 1271">
          <text:p/>
        </draw:connector>
        <draw:custom-shape draw:style-name="gr28" draw:text-style-name="P3" xml:id="id16" draw:id="id16" draw:layer="layout" svg:width="3.81cm" svg:height="0.952cm" svg:x="1.952cm" svg:y="6.715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29" draw:text-style-name="P3" xml:id="id17" draw:id="id17" draw:layer="layout" svg:width="3.81cm" svg:height="0.953cm" svg:x="1.952cm" svg:y="8.302cm">
          <text:p text:style-name="P1">HUD</text:p>
          <draw:enhanced-geometry svg:viewBox="0 0 21600 21600" draw:type="rectangle" draw:enhanced-path="M 0 0 L 21600 0 21600 21600 0 21600 0 0 Z N"/>
        </draw:custom-shape>
        <draw:connector draw:style-name="gr30" draw:text-style-name="P4" draw:layer="layout" draw:type="lines" svg:x1="5.762cm" svg:y1="7.191cm" svg:x2="6.238cm" svg:y2="5.762cm" draw:start-shape="id16" draw:start-glue-point="1" draw:end-shape="id7" draw:end-glue-point="2" svg:d="M5762 7191h501l-25-928v-501" svg:viewBox="0 0 502 1430">
          <text:p/>
        </draw:connector>
        <draw:connector draw:style-name="gr31" draw:text-style-name="P4" draw:layer="layout" draw:type="lines" svg:x1="3.857cm" svg:y1="8.302cm" svg:x2="3.857cm" svg:y2="7.667cm" draw:start-shape="id17" draw:start-glue-point="0" draw:end-shape="id16" draw:end-glue-point="2" svg:d="M3857 8302v-502 368-501" svg:viewBox="0 0 1 636">
          <text:p/>
        </draw:connector>
      </draw:page>
      <draw:page draw:name="page2" draw:style-name="dp1" draw:master-page-name="Default">
        <draw:custom-shape draw:style-name="gr32" draw:text-style-name="P1" xml:id="id19" draw:id="id19" draw:layer="layout" svg:width="2.858cm" svg:height="1.27cm" svg:x="9.254cm" svg:y="2.587cm">
          <text:p text:style-name="P1">Enemy</text:p>
          <draw:enhanced-geometry svg:viewBox="0 0 21600 21600" draw:type="rectangle" draw:enhanced-path="M 0 0 L 21600 0 21600 21600 0 21600 0 0 Z N"/>
        </draw:custom-shape>
        <draw:custom-shape draw:style-name="gr33" draw:text-style-name="P1" xml:id="id20" draw:id="id20" draw:layer="layout" svg:width="3.175cm" svg:height="1.27cm" svg:x="5.762cm" svg:y="4.81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33" draw:text-style-name="P1" xml:id="id21" draw:id="id21" draw:layer="layout" svg:width="3.175cm" svg:height="1.27cm" svg:x="12.112cm" svg:y="6.715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33" draw:text-style-name="P1" xml:id="id18" draw:id="id18" draw:layer="layout" svg:width="3.175cm" svg:height="1.27cm" svg:x="12.112cm" svg:y="4.81cm">
          <text:p text:style-name="P1">Moving</text:p>
          <draw:enhanced-geometry svg:viewBox="0 0 21600 21600" draw:type="rectangle" draw:enhanced-path="M 0 0 L 21600 0 21600 21600 0 21600 0 0 Z N"/>
        </draw:custom-shape>
        <draw:custom-shape draw:style-name="gr33" draw:text-style-name="P1" xml:id="id22" draw:id="id22" draw:layer="layout" svg:width="3.175cm" svg:height="1.27cm" svg:x="12.112cm" svg:y="8.62cm">
          <text:p text:style-name="P1">Attack</text:p>
          <draw:enhanced-geometry svg:viewBox="0 0 21600 21600" draw:type="rectangle" draw:enhanced-path="M 0 0 L 21600 0 21600 21600 0 21600 0 0 Z N"/>
        </draw:custom-shape>
        <draw:custom-shape draw:style-name="gr33" draw:text-style-name="P1" xml:id="id23" draw:id="id23" draw:layer="layout" svg:width="3.175cm" svg:height="1.27cm" svg:x="12.112cm" svg:y="10.525cm">
          <text:p text:style-name="P1">Death</text:p>
          <draw:enhanced-geometry svg:viewBox="0 0 21600 21600" draw:type="rectangle" draw:enhanced-path="M 0 0 L 21600 0 21600 21600 0 21600 0 0 Z N"/>
        </draw:custom-shape>
        <draw:connector draw:style-name="gr34" draw:text-style-name="P4" draw:layer="layout" draw:type="lines" svg:x1="12.112cm" svg:y1="5.445cm" svg:x2="10.683cm" svg:y2="3.857cm" draw:start-shape="id18" draw:start-glue-point="3" draw:end-shape="id19" draw:end-glue-point="2" svg:d="M12112 5445h-502l-927-1087v-501" svg:viewBox="0 0 1430 1589">
          <text:p/>
        </draw:connector>
        <draw:connector draw:style-name="gr35" draw:text-style-name="P4" draw:layer="layout" draw:type="lines" svg:x1="8.937cm" svg:y1="5.445cm" svg:x2="10.683cm" svg:y2="3.857cm" draw:start-shape="id20" draw:start-glue-point="1" draw:end-shape="id19" draw:end-glue-point="2" svg:d="M8937 5445h500l1246-1087v-501" svg:viewBox="0 0 1747 1589">
          <text:p/>
        </draw:connector>
        <draw:connector draw:style-name="gr36" draw:text-style-name="P4" draw:layer="layout" draw:type="lines" svg:x1="12.112cm" svg:y1="7.35cm" svg:x2="10.683cm" svg:y2="3.857cm" draw:start-shape="id21" draw:start-glue-point="3" draw:end-shape="id19" draw:end-glue-point="2" svg:d="M12112 7350h-502l-927-2992v-501" svg:viewBox="0 0 1430 3494">
          <text:p/>
        </draw:connector>
        <draw:connector draw:style-name="gr37" draw:text-style-name="P4" draw:layer="layout" draw:type="lines" svg:x1="12.112cm" svg:y1="9.255cm" svg:x2="10.683cm" svg:y2="3.857cm" draw:start-shape="id22" draw:start-glue-point="3" draw:end-shape="id19" draw:end-glue-point="2" svg:d="M12112 9255h-502l-927-4897v-501" svg:viewBox="0 0 1430 5399">
          <text:p/>
        </draw:connector>
        <draw:connector draw:style-name="gr38" draw:text-style-name="P4" draw:layer="layout" draw:type="lines" svg:x1="12.112cm" svg:y1="11.16cm" svg:x2="10.683cm" svg:y2="3.857cm" draw:start-shape="id23" draw:start-glue-point="3" draw:end-shape="id19" draw:end-glue-point="2" svg:d="M12112 11160h-502l-927-6802v-501" svg:viewBox="0 0 1430 7304">
          <text:p/>
        </draw:connector>
        <draw:custom-shape draw:style-name="gr39" draw:text-style-name="P1" xml:id="id25" draw:id="id25" draw:layer="layout" svg:width="3.81cm" svg:height="1.27cm" svg:x="7.35cm" svg:y="14.017cm">
          <text:p text:style-name="P1">Mob</text:p>
          <draw:enhanced-geometry svg:viewBox="0 0 21600 21600" draw:type="rectangle" draw:enhanced-path="M 0 0 L 21600 0 21600 21600 0 21600 0 0 Z N"/>
        </draw:custom-shape>
        <draw:custom-shape draw:style-name="gr40" draw:text-style-name="P1" xml:id="id24" draw:id="id24" draw:layer="layout" svg:width="3.81cm" svg:height="1.27cm" svg:x="2.27cm" svg:y="18.145cm">
          <text:p text:style-name="P1">Enemy</text:p>
          <draw:enhanced-geometry svg:viewBox="0 0 21600 21600" draw:type="rectangle" draw:enhanced-path="M 0 0 L 21600 0 21600 21600 0 21600 0 0 Z N"/>
        </draw:custom-shape>
        <draw:custom-shape draw:style-name="gr40" draw:text-style-name="P1" xml:id="id26" draw:id="id26" draw:layer="layout" svg:width="3.81cm" svg:height="1.27cm" svg:x="7.35cm" svg:y="18.145cm">
          <text:p text:style-name="P1">Elite</text:p>
          <draw:enhanced-geometry svg:viewBox="0 0 21600 21600" draw:type="rectangle" draw:enhanced-path="M 0 0 L 21600 0 21600 21600 0 21600 0 0 Z N"/>
        </draw:custom-shape>
        <draw:custom-shape draw:style-name="gr40" draw:text-style-name="P1" xml:id="id27" draw:id="id27" draw:layer="layout" svg:width="3.81cm" svg:height="1.27cm" svg:x="7.35cm" svg:y="22.59cm">
          <text:p text:style-name="P1">Boss</text:p>
          <draw:enhanced-geometry svg:viewBox="0 0 21600 21600" draw:type="rectangle" draw:enhanced-path="M 0 0 L 21600 0 21600 21600 0 21600 0 0 Z N"/>
        </draw:custom-shape>
        <draw:custom-shape draw:style-name="gr41" draw:text-style-name="P1" xml:id="id30" draw:id="id30" draw:layer="layout" svg:width="3.81cm" svg:height="1.271cm" svg:x="14.335cm" svg:y="22.59cm">
          <text:p text:style-name="P1">Super Boss</text:p>
          <draw:enhanced-geometry svg:viewBox="0 0 21600 21600" draw:type="rectangle" draw:enhanced-path="M 0 0 L 21600 0 21600 21600 0 21600 0 0 Z N"/>
        </draw:custom-shape>
        <draw:connector draw:style-name="gr42" draw:text-style-name="P4" draw:layer="layout" draw:type="lines" svg:x1="6.08cm" svg:y1="18.78cm" svg:x2="7.35cm" svg:y2="14.652cm" draw:start-shape="id24" draw:start-glue-point="1" draw:end-shape="id25" draw:end-glue-point="3" svg:d="M6080 18780h501l268-4128h501" svg:viewBox="0 0 1271 4129">
          <text:p/>
        </draw:connector>
        <draw:connector draw:style-name="gr43" draw:text-style-name="P4" draw:layer="layout" draw:type="lines" svg:x1="6.08cm" svg:y1="18.78cm" svg:x2="7.35cm" svg:y2="18.78cm" draw:start-shape="id24" draw:start-glue-point="1" draw:end-shape="id26" draw:end-glue-point="3" svg:d="M6080 18780h501 268 501" svg:viewBox="0 0 1271 1">
          <text:p/>
        </draw:connector>
        <draw:connector draw:style-name="gr44" draw:text-style-name="P4" draw:layer="layout" draw:type="lines" svg:x1="6.08cm" svg:y1="18.78cm" svg:x2="7.35cm" svg:y2="23.225cm" draw:start-shape="id24" draw:start-glue-point="1" draw:end-shape="id27" draw:end-glue-point="3" svg:d="M6080 18780h501l268 4445h501" svg:viewBox="0 0 1271 4446">
          <text:p/>
        </draw:connector>
        <draw:custom-shape draw:style-name="gr45" draw:text-style-name="P1" xml:id="id28" draw:id="id28" draw:layer="layout" svg:width="3.175cm" svg:height="1.27cm" svg:x="5.762cm" svg:y="6.715cm">
          <text:p text:style-name="P1">Body</text:p>
          <draw:enhanced-geometry svg:viewBox="0 0 21600 21600" draw:type="rectangle" draw:enhanced-path="M 0 0 L 21600 0 21600 21600 0 21600 0 0 Z N"/>
        </draw:custom-shape>
        <draw:connector draw:style-name="gr46" draw:text-style-name="P4" draw:layer="layout" draw:type="lines" svg:x1="8.937cm" svg:y1="7.35cm" svg:x2="10.683cm" svg:y2="3.857cm" draw:start-shape="id28" draw:start-glue-point="1" draw:end-shape="id19" svg:d="M8937 7350h500l1246-2992v-501" svg:viewBox="0 0 1747 3494">
          <text:p/>
        </draw:connector>
        <draw:custom-shape draw:style-name="gr47" draw:text-style-name="P1" xml:id="id29" draw:id="id29" draw:layer="layout" svg:width="3.492cm" svg:height="0.952cm" svg:x="7.667cm" svg:y="20.685cm">
          <text:p text:style-name="P1">Health Bar</text:p>
          <draw:enhanced-geometry svg:viewBox="0 0 21600 21600" draw:type="rectangle" draw:enhanced-path="M 0 0 L 21600 0 21600 21600 0 21600 0 0 Z N"/>
        </draw:custom-shape>
        <draw:connector draw:style-name="gr48" draw:text-style-name="P4" draw:layer="layout" draw:type="lines" svg:x1="9.413cm" svg:y1="20.685cm" svg:x2="9.255cm" svg:y2="19.415cm" draw:start-shape="id29" draw:start-glue-point="0" draw:end-shape="id26" draw:end-glue-point="2" svg:d="M9413 20685v-501l-158-268v-501" svg:viewBox="0 0 159 1271">
          <text:p/>
        </draw:connector>
        <draw:connector draw:style-name="gr49" draw:text-style-name="P4" draw:layer="layout" draw:type="lines" svg:x1="11.16cm" svg:y1="23.225cm" svg:x2="14.335cm" svg:y2="23.225cm" draw:start-shape="id27" draw:start-glue-point="1" draw:end-shape="id30" draw:end-glue-point="3" svg:d="M11160 23225h501 2173 501" svg:viewBox="0 0 3176 1">
          <text:p/>
        </draw:connector>
        <draw:custom-shape draw:style-name="gr50" draw:text-style-name="P1" xml:id="id31" draw:id="id31" draw:layer="layout" svg:width="2.857cm" svg:height="0.953cm" svg:x="6.398cm" svg:y="25.129cm">
          <text:p text:style-name="P1">HB Large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draw:type="lines" svg:x1="7.826cm" svg:y1="25.129cm" svg:x2="9.255cm" svg:y2="23.86cm" draw:start-shape="id31" draw:start-glue-point="0" draw:end-shape="id27" svg:d="M7826 25129v-502l1429-266v-501" svg:viewBox="0 0 1430 1270">
          <text:p/>
        </draw:connector>
        <draw:custom-shape draw:style-name="gr52" draw:text-style-name="P1" xml:id="id32" draw:id="id32" draw:layer="layout" svg:width="3.175cm" svg:height="0.952cm" svg:x="9.89cm" svg:y="25.13cm">
          <text:p text:style-name="P1">Boss Music</text:p>
          <draw:enhanced-geometry svg:viewBox="0 0 21600 21600" draw:type="rectangle" draw:enhanced-path="M 0 0 L 21600 0 21600 21600 0 21600 0 0 Z N"/>
        </draw:custom-shape>
        <draw:connector draw:style-name="gr53" draw:text-style-name="P4" draw:layer="layout" draw:type="lines" svg:x1="11.477cm" svg:y1="25.13cm" svg:x2="9.255cm" svg:y2="23.86cm" draw:start-shape="id32" draw:start-glue-point="0" draw:end-shape="id27" draw:end-glue-point="2" svg:d="M11477 25130v-501l-2222-268v-501" svg:viewBox="0 0 2223 1271">
          <text:p/>
        </draw:connector>
        <draw:custom-shape draw:style-name="gr54" draw:text-style-name="P1" xml:id="id33" draw:id="id33" draw:layer="layout" svg:width="4.445cm" svg:height="1.588cm" svg:x="14.652cm" svg:y="24.812cm">
          <text:p text:style-name="P1">Unique Boss </text:p>
          <text:p text:style-name="P1">Theme</text:p>
          <draw:enhanced-geometry svg:viewBox="0 0 21600 21600" draw:type="rectangle" draw:enhanced-path="M 0 0 L 21600 0 21600 21600 0 21600 0 0 Z N"/>
        </draw:custom-shape>
        <draw:connector draw:style-name="gr55" draw:text-style-name="P4" draw:layer="layout" draw:type="lines" svg:x1="16.874cm" svg:y1="24.812cm" svg:x2="16.24cm" svg:y2="23.861cm" draw:start-shape="id33" draw:start-glue-point="0" draw:end-shape="id30" svg:d="M16874 24812v-501l-634 50v-500" svg:viewBox="0 0 635 952">
          <text:p/>
        </draw:connector>
        <draw:custom-shape draw:style-name="gr56" draw:text-style-name="P1" xml:id="id34" draw:id="id34" draw:layer="layout" svg:width="3.175cm" svg:height="0.953cm" svg:x="7.667cm" svg:y="15.922cm">
          <text:p text:style-name="P1">Drops %</text:p>
          <draw:enhanced-geometry svg:viewBox="0 0 21600 21600" draw:type="rectangle" draw:enhanced-path="M 0 0 L 21600 0 21600 21600 0 21600 0 0 Z N"/>
        </draw:custom-shape>
        <draw:custom-shape draw:style-name="gr52" draw:text-style-name="P1" xml:id="id35" draw:id="id35" draw:layer="layout" svg:width="3.175cm" svg:height="0.952cm" svg:x="11.795cm" svg:y="20.685cm">
          <text:p text:style-name="P1">Drops %</text:p>
          <draw:enhanced-geometry svg:viewBox="0 0 21600 21600" draw:type="rectangle" draw:enhanced-path="M 0 0 L 21600 0 21600 21600 0 21600 0 0 Z N"/>
        </draw:custom-shape>
        <draw:connector draw:style-name="gr57" draw:text-style-name="P4" draw:layer="layout" draw:type="lines" svg:x1="9.254cm" svg:y1="15.922cm" svg:x2="9.255cm" svg:y2="15.287cm" draw:start-shape="id34" draw:start-glue-point="0" draw:end-shape="id25" draw:end-glue-point="2" svg:d="M9254 15922v-502l1 368v-501" svg:viewBox="0 0 2 636">
          <text:p/>
        </draw:connector>
        <draw:connector draw:style-name="gr58" draw:text-style-name="P4" draw:layer="layout" draw:type="lines" svg:x1="13.382cm" svg:y1="20.685cm" svg:x2="9.255cm" svg:y2="19.415cm" draw:start-shape="id35" draw:start-glue-point="0" draw:end-shape="id26" draw:end-glue-point="2" svg:d="M13382 20685v-501l-4127-268v-501" svg:viewBox="0 0 4128 1271">
          <text:p/>
        </draw:connector>
        <draw:custom-shape draw:style-name="gr59" draw:text-style-name="P1" xml:id="id36" draw:id="id36" draw:layer="layout" svg:width="3.493cm" svg:height="0.952cm" svg:x="15.605cm" svg:y="20.685cm">
          <text:p text:style-name="P1">Heavy ATK</text:p>
          <draw:enhanced-geometry svg:viewBox="0 0 21600 21600" draw:type="rectangle" draw:enhanced-path="M 0 0 L 21600 0 21600 21600 0 21600 0 0 Z N"/>
        </draw:custom-shape>
        <draw:custom-shape draw:style-name="gr59" draw:text-style-name="P1" xml:id="id37" draw:id="id37" draw:layer="layout" svg:width="3.493cm" svg:height="0.952cm" svg:x="2.587cm" svg:y="25.13cm">
          <text:p text:style-name="P1">Heavy ATK</text:p>
          <draw:enhanced-geometry svg:viewBox="0 0 21600 21600" draw:type="rectangle" draw:enhanced-path="M 0 0 L 21600 0 21600 21600 0 21600 0 0 Z N"/>
        </draw:custom-shape>
        <draw:connector draw:style-name="gr60" draw:text-style-name="P4" draw:layer="layout" draw:type="lines" svg:x1="17.351cm" svg:y1="20.685cm" svg:x2="9.255cm" svg:y2="19.415cm" draw:start-shape="id36" draw:start-glue-point="0" draw:end-shape="id26" draw:end-glue-point="2" svg:d="M17351 20685v-501l-8096-268v-501" svg:viewBox="0 0 8097 1271">
          <text:p/>
        </draw:connector>
        <draw:connector draw:style-name="gr61" draw:text-style-name="P4" draw:layer="layout" draw:type="lines" svg:x1="4.333cm" svg:y1="25.13cm" svg:x2="9.255cm" svg:y2="23.86cm" draw:start-shape="id37" draw:start-glue-point="0" draw:end-shape="id27" draw:end-glue-point="2" svg:d="M4333 25130v-501l4922-268v-501" svg:viewBox="0 0 4923 1271">
          <text:p/>
        </draw:connector>
      </draw:page>
      <draw:page draw:name="page3" draw:style-name="dp1" draw:master-page-name="Default">
        <draw:custom-shape draw:style-name="gr62" draw:text-style-name="P1" xml:id="id39" draw:id="id39" draw:layer="layout" svg:width="3.81cm" svg:height="1.588cm" svg:x="8.62cm" svg:y="1.952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59" draw:text-style-name="P1" xml:id="id38" draw:id="id38" draw:layer="layout" svg:width="3.493cm" svg:height="0.952cm" svg:x="12.112cm" svg:y="4.81cm">
          <text:p text:style-name="P1">Idle</text:p>
          <draw:enhanced-geometry svg:viewBox="0 0 21600 21600" draw:type="rectangle" draw:enhanced-path="M 0 0 L 21600 0 21600 21600 0 21600 0 0 Z N"/>
        </draw:custom-shape>
        <draw:custom-shape draw:style-name="gr63" draw:text-style-name="P1" xml:id="id40" draw:id="id40" draw:layer="layout" svg:width="3.493cm" svg:height="0.953cm" svg:x="12.112cm" svg:y="7.032cm">
          <text:p text:style-name="P1">Move</text:p>
          <draw:enhanced-geometry svg:viewBox="0 0 21600 21600" draw:type="rectangle" draw:enhanced-path="M 0 0 L 21600 0 21600 21600 0 21600 0 0 Z N"/>
        </draw:custom-shape>
        <draw:custom-shape draw:style-name="gr59" draw:text-style-name="P1" xml:id="id42" draw:id="id42" draw:layer="layout" svg:width="3.493cm" svg:height="0.952cm" svg:x="12.112cm" svg:y="12.43cm">
          <text:p text:style-name="P1">Attack</text:p>
          <draw:enhanced-geometry svg:viewBox="0 0 21600 21600" draw:type="rectangle" draw:enhanced-path="M 0 0 L 21600 0 21600 21600 0 21600 0 0 Z N"/>
        </draw:custom-shape>
        <draw:custom-shape draw:style-name="gr63" draw:text-style-name="P1" xml:id="id43" draw:id="id43" draw:layer="layout" svg:width="3.493cm" svg:height="0.953cm" svg:x="12.112cm" svg:y="15.922cm">
          <text:p text:style-name="P1">Dodge</text:p>
          <draw:enhanced-geometry svg:viewBox="0 0 21600 21600" draw:type="rectangle" draw:enhanced-path="M 0 0 L 21600 0 21600 21600 0 21600 0 0 Z N"/>
        </draw:custom-shape>
        <draw:custom-shape draw:style-name="gr64" draw:text-style-name="P1" xml:id="id48" draw:id="id48" draw:layer="layout" svg:width="2.222cm" svg:height="0.953cm" svg:x="17.192cm" svg:y="6.08cm">
          <text:p text:style-name="P1">Walk</text:p>
          <draw:enhanced-geometry svg:viewBox="0 0 21600 21600" draw:type="rectangle" draw:enhanced-path="M 0 0 L 21600 0 21600 21600 0 21600 0 0 Z N"/>
        </draw:custom-shape>
        <draw:custom-shape draw:style-name="gr64" draw:text-style-name="P1" xml:id="id47" draw:id="id47" draw:layer="layout" svg:width="2.222cm" svg:height="0.953cm" svg:x="17.193cm" svg:y="7.667cm">
          <text:p text:style-name="P1">Run</text:p>
          <draw:enhanced-geometry svg:viewBox="0 0 21600 21600" draw:type="rectangle" draw:enhanced-path="M 0 0 L 21600 0 21600 21600 0 21600 0 0 Z N"/>
        </draw:custom-shape>
        <draw:custom-shape draw:style-name="gr59" draw:text-style-name="P1" xml:id="id41" draw:id="id41" draw:layer="layout" svg:width="3.493cm" svg:height="0.952cm" svg:x="12.112cm" svg:y="9.255cm">
          <text:p text:style-name="P1">Jump</text:p>
          <draw:enhanced-geometry svg:viewBox="0 0 21600 21600" draw:type="rectangle" draw:enhanced-path="M 0 0 L 21600 0 21600 21600 0 21600 0 0 Z N"/>
        </draw:custom-shape>
        <draw:custom-shape draw:style-name="gr65" draw:text-style-name="P1" xml:id="id45" draw:id="id45" draw:layer="layout" svg:width="2.54cm" svg:height="0.952cm" svg:x="17.192cm" svg:y="12.43cm">
          <text:p text:style-name="P1">Range</text:p>
          <draw:enhanced-geometry svg:viewBox="0 0 21600 21600" draw:type="rectangle" draw:enhanced-path="M 0 0 L 21600 0 21600 21600 0 21600 0 0 Z N"/>
        </draw:custom-shape>
        <draw:custom-shape draw:style-name="gr65" draw:text-style-name="P1" xml:id="id46" draw:id="id46" draw:layer="layout" svg:width="2.54cm" svg:height="0.952cm" svg:x="17.192cm" svg:y="10.842cm">
          <text:p text:style-name="P1">Basic</text:p>
          <draw:enhanced-geometry svg:viewBox="0 0 21600 21600" draw:type="rectangle" draw:enhanced-path="M 0 0 L 21600 0 21600 21600 0 21600 0 0 Z N"/>
        </draw:custom-shape>
        <draw:custom-shape draw:style-name="gr65" draw:text-style-name="P1" xml:id="id44" draw:id="id44" draw:layer="layout" svg:width="2.54cm" svg:height="0.952cm" svg:x="17.192cm" svg:y="14.017cm">
          <text:p text:style-name="P1">Special</text:p>
          <draw:enhanced-geometry svg:viewBox="0 0 21600 21600" draw:type="rectangle" draw:enhanced-path="M 0 0 L 21600 0 21600 21600 0 21600 0 0 Z N"/>
        </draw:custom-shape>
        <draw:connector draw:style-name="gr66" draw:text-style-name="P4" draw:layer="layout" draw:type="lines" svg:x1="12.112cm" svg:y1="5.286cm" svg:x2="10.525cm" svg:y2="3.54cm" draw:start-shape="id38" draw:start-glue-point="3" draw:end-shape="id39" draw:end-glue-point="2" svg:d="M12112 5286h-502l-1085-1245v-501" svg:viewBox="0 0 1588 1747">
          <text:p/>
        </draw:connector>
        <draw:connector draw:style-name="gr67" draw:text-style-name="P4" draw:layer="layout" draw:type="lines" svg:x1="12.112cm" svg:y1="7.508cm" svg:x2="10.525cm" svg:y2="3.54cm" draw:start-shape="id40" draw:start-glue-point="3" draw:end-shape="id39" draw:end-glue-point="2" svg:d="M12112 7508h-502l-1085-3467v-501" svg:viewBox="0 0 1588 3969">
          <text:p/>
        </draw:connector>
        <draw:connector draw:style-name="gr68" draw:text-style-name="P4" draw:layer="layout" draw:type="lines" svg:x1="12.112cm" svg:y1="9.731cm" svg:x2="10.525cm" svg:y2="3.54cm" draw:start-shape="id41" draw:start-glue-point="3" draw:end-shape="id39" draw:end-glue-point="2" svg:d="M12112 9731h-502l-1085-5690v-501" svg:viewBox="0 0 1588 6192">
          <text:p/>
        </draw:connector>
        <draw:connector draw:style-name="gr69" draw:text-style-name="P4" draw:layer="layout" draw:type="lines" svg:x1="12.112cm" svg:y1="12.906cm" svg:x2="10.525cm" svg:y2="3.54cm" draw:start-shape="id42" draw:start-glue-point="3" draw:end-shape="id39" draw:end-glue-point="2" svg:d="M12112 12906h-502l-1085-8865v-501" svg:viewBox="0 0 1588 9367">
          <text:p/>
        </draw:connector>
        <draw:connector draw:style-name="gr70" draw:text-style-name="P4" draw:layer="layout" draw:type="lines" svg:x1="12.112cm" svg:y1="16.398cm" svg:x2="10.525cm" svg:y2="3.54cm" draw:start-shape="id43" draw:start-glue-point="3" draw:end-shape="id39" draw:end-glue-point="2" svg:d="M12112 16398h-502l-1085-12357v-501" svg:viewBox="0 0 1588 12859">
          <text:p/>
        </draw:connector>
        <draw:connector draw:style-name="gr71" draw:text-style-name="P4" draw:layer="layout" draw:type="lines" svg:x1="17.192cm" svg:y1="14.493cm" svg:x2="15.605cm" svg:y2="12.906cm" draw:start-shape="id44" draw:start-glue-point="3" draw:end-shape="id42" draw:end-glue-point="1" svg:d="M17192 14493h-501l-586-1587h-500" svg:viewBox="0 0 1588 1588">
          <text:p/>
        </draw:connector>
        <draw:connector draw:style-name="gr72" draw:text-style-name="P4" draw:layer="layout" draw:type="lines" svg:x1="17.192cm" svg:y1="12.906cm" svg:x2="15.605cm" svg:y2="12.906cm" draw:start-shape="id45" draw:start-glue-point="3" draw:end-shape="id42" draw:end-glue-point="1" svg:d="M17192 12906h-501-586-500" svg:viewBox="0 0 1588 1">
          <text:p/>
        </draw:connector>
        <draw:connector draw:style-name="gr73" draw:text-style-name="P4" draw:layer="layout" draw:type="lines" svg:x1="17.192cm" svg:y1="11.318cm" svg:x2="15.605cm" svg:y2="12.906cm" draw:start-shape="id46" draw:start-glue-point="3" draw:end-shape="id42" draw:end-glue-point="1" svg:d="M17192 11318h-501l-586 1588h-500" svg:viewBox="0 0 1588 1589">
          <text:p/>
        </draw:connector>
        <draw:connector draw:style-name="gr74" draw:text-style-name="P4" draw:layer="layout" draw:type="lines" svg:x1="17.193cm" svg:y1="8.143cm" svg:x2="15.605cm" svg:y2="7.508cm" draw:start-shape="id47" draw:start-glue-point="3" draw:end-shape="id40" draw:end-glue-point="1" svg:d="M17193 8143h-501l-587-635h-500" svg:viewBox="0 0 1589 636">
          <text:p/>
        </draw:connector>
        <draw:connector draw:style-name="gr75" draw:text-style-name="P4" draw:layer="layout" draw:type="lines" svg:x1="17.192cm" svg:y1="6.556cm" svg:x2="15.605cm" svg:y2="7.508cm" draw:start-shape="id48" draw:start-glue-point="3" draw:end-shape="id40" draw:end-glue-point="1" svg:d="M17192 6556h-501l-586 952h-500" svg:viewBox="0 0 1588 953">
          <text:p/>
        </draw:connector>
        <draw:custom-shape draw:style-name="gr52" draw:text-style-name="P1" xml:id="id49" draw:id="id49" draw:layer="layout" svg:width="3.175cm" svg:height="0.952cm" svg:x="5.762cm" svg:y="4.81cm">
          <text:p text:style-name="P1">Camera</text:p>
          <draw:enhanced-geometry svg:viewBox="0 0 21600 21600" draw:type="rectangle" draw:enhanced-path="M 0 0 L 21600 0 21600 21600 0 21600 0 0 Z N"/>
        </draw:custom-shape>
        <draw:connector draw:style-name="gr76" draw:text-style-name="P4" draw:layer="layout" draw:type="lines" svg:x1="8.937cm" svg:y1="5.286cm" svg:x2="10.525cm" svg:y2="3.54cm" draw:start-shape="id49" draw:start-glue-point="1" draw:end-shape="id39" draw:end-glue-point="2" svg:d="M8937 5286h500l1088-1245v-501" svg:viewBox="0 0 1589 1747">
          <text:p/>
        </draw:connector>
        <draw:custom-shape draw:style-name="gr77" draw:text-style-name="P1" xml:id="id50" draw:id="id50" draw:layer="layout" svg:width="2.222cm" svg:height="1.27cm" svg:x="6.08cm" svg:y="7.667cm">
          <text:p text:style-name="P1">HUD</text:p>
          <draw:enhanced-geometry svg:viewBox="0 0 21600 21600" draw:type="rectangle" draw:enhanced-path="M 0 0 L 21600 0 21600 21600 0 21600 0 0 Z N"/>
        </draw:custom-shape>
        <draw:connector draw:style-name="gr78" draw:text-style-name="P4" draw:layer="layout" draw:type="lines" svg:x1="7.191cm" svg:y1="7.667cm" svg:x2="7.349cm" svg:y2="5.762cm" draw:start-shape="id50" draw:start-glue-point="0" draw:end-shape="id49" draw:end-glue-point="2" svg:d="M7191 7667v-501l158-903v-501" svg:viewBox="0 0 159 1906">
          <text:p/>
        </draw:connector>
        <draw:custom-shape draw:style-name="gr52" draw:text-style-name="P1" xml:id="id52" draw:id="id52" draw:layer="layout" svg:width="3.175cm" svg:height="0.952cm" svg:x="1.635cm" svg:y="6.715cm">
          <text:p text:style-name="P1">Health</text:p>
          <draw:enhanced-geometry svg:viewBox="0 0 21600 21600" draw:type="rectangle" draw:enhanced-path="M 0 0 L 21600 0 21600 21600 0 21600 0 0 Z N"/>
        </draw:custom-shape>
        <draw:custom-shape draw:style-name="gr52" draw:text-style-name="P1" xml:id="id51" draw:id="id51" draw:layer="layout" svg:width="3.175cm" svg:height="0.952cm" svg:x="1.635cm" svg:y="7.985cm">
          <text:p text:style-name="P1">Score</text:p>
          <draw:enhanced-geometry svg:viewBox="0 0 21600 21600" draw:type="rectangle" draw:enhanced-path="M 0 0 L 21600 0 21600 21600 0 21600 0 0 Z N"/>
        </draw:custom-shape>
        <draw:custom-shape draw:style-name="gr52" draw:text-style-name="P1" xml:id="id53" draw:id="id53" draw:layer="layout" svg:width="3.175cm" svg:height="0.952cm" svg:x="1.635cm" svg:y="9.255cm">
          <text:p text:style-name="P1">Mini map</text:p>
          <draw:enhanced-geometry svg:viewBox="0 0 21600 21600" draw:type="rectangle" draw:enhanced-path="M 0 0 L 21600 0 21600 21600 0 21600 0 0 Z N"/>
        </draw:custom-shape>
        <draw:connector draw:style-name="gr79" draw:text-style-name="P4" draw:layer="layout" draw:type="lines" svg:x1="4.81cm" svg:y1="8.461cm" svg:x2="6.08cm" svg:y2="8.302cm" draw:start-shape="id51" draw:start-glue-point="1" draw:end-shape="id50" draw:end-glue-point="3" svg:d="M4810 8461h500l269-159h501" svg:viewBox="0 0 1271 160">
          <text:p/>
        </draw:connector>
        <draw:connector draw:style-name="gr80" draw:text-style-name="P4" draw:layer="layout" draw:type="lines" svg:x1="4.81cm" svg:y1="7.191cm" svg:x2="6.08cm" svg:y2="8.302cm" draw:start-shape="id52" draw:start-glue-point="1" draw:end-shape="id50" draw:end-glue-point="3" svg:d="M4810 7191h500l269 1111h501" svg:viewBox="0 0 1271 1112">
          <text:p/>
        </draw:connector>
        <draw:connector draw:style-name="gr81" draw:text-style-name="P4" draw:layer="layout" draw:type="lines" svg:x1="4.81cm" svg:y1="9.731cm" svg:x2="6.08cm" svg:y2="8.302cm" draw:start-shape="id53" draw:start-glue-point="1" draw:end-shape="id50" draw:end-glue-point="3" svg:d="M4810 9731h500l269-1429h501" svg:viewBox="0 0 1271 1430">
          <text:p/>
        </draw:connector>
        <draw:custom-shape draw:style-name="gr82" draw:text-style-name="P1" draw:layer="layout" svg:width="6.032cm" svg:height="2.857cm" svg:x="2.27cm" svg:y="23.225cm">
          <text:p text:style-name="P1">Special → Abilities</text:p>
          <text:p text:style-name="P1">And combo finisher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83" draw:text-style-name="P1" xml:id="id58" draw:id="id58" draw:layer="layout" svg:width="4.445cm" svg:height="1.587cm" svg:x="7.985cm" svg:y="2.27cm">
          <text:p text:style-name="P1">Pick-ups</text:p>
          <draw:enhanced-geometry svg:viewBox="0 0 21600 21600" draw:type="rectangle" draw:enhanced-path="M 0 0 L 21600 0 21600 21600 0 21600 0 0 Z N"/>
        </draw:custom-shape>
        <draw:custom-shape draw:style-name="gr84" draw:text-style-name="P1" xml:id="id59" draw:id="id59" draw:layer="layout" svg:width="4.445cm" svg:height="1.27cm" svg:x="11.795cm" svg:y="4.81cm">
          <text:p text:style-name="P1">Health Regain</text:p>
          <draw:enhanced-geometry svg:viewBox="0 0 21600 21600" draw:type="rectangle" draw:enhanced-path="M 0 0 L 21600 0 21600 21600 0 21600 0 0 Z N"/>
        </draw:custom-shape>
        <draw:custom-shape draw:style-name="gr84" draw:text-style-name="P1" xml:id="id57" draw:id="id57" draw:layer="layout" svg:width="4.445cm" svg:height="1.27cm" svg:x="11.795cm" svg:y="7.032cm">
          <text:p text:style-name="P1">Mats</text:p>
          <draw:enhanced-geometry svg:viewBox="0 0 21600 21600" draw:type="rectangle" draw:enhanced-path="M 0 0 L 21600 0 21600 21600 0 21600 0 0 Z N"/>
        </draw:custom-shape>
        <draw:custom-shape draw:style-name="gr84" draw:text-style-name="P1" xml:id="id55" draw:id="id55" draw:layer="layout" svg:width="4.445cm" svg:height="1.27cm" svg:x="7.985cm" svg:y="10.842cm">
          <text:p text:style-name="P1">Hazards</text:p>
          <draw:enhanced-geometry svg:viewBox="0 0 21600 21600" draw:type="rectangle" draw:enhanced-path="M 0 0 L 21600 0 21600 21600 0 21600 0 0 Z N"/>
        </draw:custom-shape>
        <draw:custom-shape draw:style-name="gr85" draw:text-style-name="P1" xml:id="id54" draw:id="id54" draw:layer="layout" svg:width="3.492cm" svg:height="1.27cm" svg:x="11.16cm" svg:y="12.747cm">
          <text:p text:style-name="P1">Bomb</text:p>
          <draw:enhanced-geometry svg:viewBox="0 0 21600 21600" draw:type="rectangle" draw:enhanced-path="M 0 0 L 21600 0 21600 21600 0 21600 0 0 Z N"/>
        </draw:custom-shape>
        <draw:custom-shape draw:style-name="gr85" draw:text-style-name="P1" xml:id="id56" draw:id="id56" draw:layer="layout" svg:width="3.492cm" svg:height="1.27cm" svg:x="11.16cm" svg:y="14.652cm">
          <text:p text:style-name="P1">Spike</text:p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7.938cm" svg:height="3.492cm" svg:x="1.317cm" svg:y="22.59cm">
          <text:p text:style-name="P1">Mats → Score up (temp)</text:p>
          <text:p text:style-name="P1">Bomb → delayed damage</text:p>
          <text:p text:style-name="P1">Spike → damage on tou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7" draw:text-style-name="P4" draw:layer="layout" draw:type="lines" svg:x1="11.16cm" svg:y1="13.382cm" svg:x2="10.207cm" svg:y2="12.112cm" draw:start-shape="id54" draw:start-glue-point="3" draw:end-shape="id55" draw:end-glue-point="2" svg:d="M11160 13382h-501l-452-769v-501" svg:viewBox="0 0 954 1271">
          <text:p/>
        </draw:connector>
        <draw:connector draw:style-name="gr88" draw:text-style-name="P4" draw:layer="layout" draw:type="lines" svg:x1="11.16cm" svg:y1="15.287cm" svg:x2="10.207cm" svg:y2="12.112cm" draw:start-shape="id56" draw:start-glue-point="3" draw:end-shape="id55" draw:end-glue-point="2" svg:d="M11160 15287h-501l-452-2674v-501" svg:viewBox="0 0 954 3176">
          <text:p/>
        </draw:connector>
        <draw:connector draw:style-name="gr89" draw:text-style-name="P4" draw:layer="layout" draw:type="lines" svg:x1="11.795cm" svg:y1="7.667cm" svg:x2="10.207cm" svg:y2="3.857cm" draw:start-shape="id57" draw:start-glue-point="3" draw:end-shape="id58" draw:end-glue-point="2" svg:d="M11795 7667h-502l-1086-3310v-500" svg:viewBox="0 0 1589 3811">
          <text:p/>
        </draw:connector>
        <draw:connector draw:style-name="gr90" draw:text-style-name="P4" draw:layer="layout" draw:type="lines" svg:x1="11.795cm" svg:y1="5.445cm" svg:x2="10.207cm" svg:y2="3.857cm" draw:start-shape="id59" draw:start-glue-point="3" draw:end-shape="id58" draw:end-glue-point="2" svg:d="M11795 5445h-502l-1086-1088v-500" svg:viewBox="0 0 1589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9T12:33:21.021000000</meta:creation-date>
    <dc:date>2024-08-20T13:45:37.588000000</dc:date>
    <meta:editing-duration>PT1H49M31S</meta:editing-duration>
    <meta:editing-cycles>7</meta:editing-cycles>
    <meta:generator>LibreOffice/24.2.5.2$Windows_X86_64 LibreOffice_project/bffef4ea93e59bebbeaf7f431bb02b1a39ee8a59</meta:generator>
    <meta:document-statistic meta:object-count="115"/>
  </office:meta>
</office:document-meta>
</file>